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0b1933" officeooo:paragraph-rsid="000b1933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12pt" fo:font-weight="bold" officeooo:rsid="000b1933" officeooo:paragraph-rsid="000b1933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b1933" officeooo:paragraph-rsid="000b1933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font-weight="bold" officeooo:rsid="000b1933" officeooo:paragraph-rsid="000b1933" style:font-weight-asian="bold" style:font-weight-complex="bold"/>
    </style:style>
    <style:style style:name="P5" style:family="paragraph" style:parent-style-name="Text_20_body">
      <style:text-properties fo:font-weight="normal" officeooo:rsid="000b1933" officeooo:paragraph-rsid="000b1933" style:font-weight-asian="normal" style:font-weight-complex="normal"/>
    </style:style>
    <style:style style:name="T1" style:family="text">
      <style:text-properties officeooo:rsid="000b1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5"/>Art Maker</text:p>
      <text:p text:style-name="P1"/>
      <text:p text:style-name="P2">Start with the Virtual Environment </text:p>
      <text:p text:style-name="P2"/>
      <text:p text:style-name="P3">python3 -m venv art</text:p>
      <text:p text:style-name="P2"/>
      <text:p text:style-name="P2">Activate the venv</text:p>
      <text:p text:style-name="P2"/>
      <text:p text:style-name="Text_20_body">source art/bin/activate.fish <text:s text:c="3"/>(because I use fish shell<text:span text:style-name="T1">)</text:span></text:p>
      <text:p text:style-name="Text_20_body"/>
      <text:p text:style-name="P4">Dependencies </text:p>
      <text:p text:style-name="P5">pip install diffusers transformers accelerate torch torchvision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8:58:29.371593654</meta:creation-date>
    <dc:date>2024-10-13T19:02:06.201853640</dc:date>
    <meta:editing-duration>PT3M38S</meta:editing-duration>
    <meta:editing-cycles>1</meta:editing-cycles>
    <meta:document-statistic meta:table-count="0" meta:image-count="0" meta:object-count="0" meta:page-count="1" meta:paragraph-count="7" meta:word-count="29" meta:character-count="229" meta:non-whitespace-character-count="187"/>
    <meta:generator>LibreOffice/24.2.6.2$Linux_X86_64 LibreOffice_project/420$Build-2</meta:generator>
  </office:meta>
</office:document-meta>
</file>